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3">Users' Manual</text:p>
      <text:p text:style-name="P6">1. Overview</text:p>
      <text:p text:style-name="P5"/>
      <text:p text:style-name="P7">This documentation will enable the administrator, encoder and investigator to use the system with ease.</text:p>
      <text:p text:style-name="P6">2. User Management</text:p>
      <text:p text:style-name="P5"/>
      <text:p text:style-name="P7">The administrator can create encoders. The encoders can create investigators.</text:p>
      <text:p text:style-name="P6">3. Operations</text:p>
      <text:p text:style-name="P5"/>
      <text:p text:style-name="P7">The encoder can encode persons, relatives and abductors and assign these cases to investigators.</text:p>
      <text:p text:style-name="P6">4. Investigation</text:p>
      <text:p text:style-name="P5"/>
      <text:p text:style-name="P7">The investigator can follow up on sightings and report his prog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users</text:p>
      </style:header>
      <style:footer>
        <text:p text:style-name="MP2">Page :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2-22T14:15:57.06</dc:date>
    <dc:creator>Rey Vincent Babilonia</dc:creator>
    <meta:editing-duration>PT00H52M42S</meta:editing-duration>
    <meta:editing-cycles>36</meta:editing-cycles>
    <meta:generator>OpenOffice.org/3.0$Win32 OpenOffice.org_project/300m15$Build-9379</meta:generator>
    <meta:document-statistic meta:table-count="0" meta:image-count="0" meta:object-count="0" meta:page-count="5" meta:paragraph-count="11" meta:word-count="67" meta:character-count="446"/>
    <meta:user-defined meta:name="Info 1"/>
    <meta:user-defined meta:name="Info 2"/>
    <meta:user-defined meta:name="Info 3"/>
    <meta:user-defined meta:name="Info 4"/>
  </office:meta>
</office:document-meta>
</file>